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800080" draw:textarea-horizontal-align="justify" draw:textarea-vertical-align="middle" draw:auto-grow-height="false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01cm" fo:min-width="5.805cm"/>
    </style:style>
    <style:style style:name="gr9" style:family="graphic" style:parent-style-name="objectwithoutfill">
      <style:graphic-properties svg:stroke-color="#c0c0c0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3.145cm"/>
    </style:style>
    <style:style style:name="P1" style:family="paragraph">
      <style:paragraph-properties fo:text-align="center"/>
    </style:style>
    <style:style style:name="P2" style:family="paragraph">
      <style:text-properties fo:color="#ccccff" fo:font-size="18pt" style:font-size-asian="18pt" style:font-weight-asian="normal" style:font-size-complex="18pt" style:font-relief="embossed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color="#c0c0c0"/>
    </style:style>
    <style:style style:name="P5" style:family="paragraph">
      <style:paragraph-properties fo:text-align="center"/>
      <style:text-properties fo:color="#c0c0c0"/>
    </style:style>
    <style:style style:name="T1" style:family="text">
      <style:text-properties fo:color="#ccccff" fo:font-size="18pt" style:font-size-asian="18pt" style:font-weight-asian="normal" style:font-size-complex="18pt" style:font-relief="embosse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0c0c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22cm" svg:height="17.5cm" svg:x="1.666cm" svg:y="2.771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4.219cm" svg:height="0.496cm" svg:x="7.114cm" svg:y="6.40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219cm" svg:height="0.495cm" svg:x="7.114cm" svg:y="8.219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" draw:text-style-name="P1" draw:layer="layout" svg:width="4.219cm" svg:height="0.495cm" svg:x="7.114cm" svg:y="10.2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" draw:text-style-name="P1" draw:layer="layout" svg:width="4.219cm" svg:height="0.495cm" svg:x="7.114cm" svg:y="12.34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219cm" svg:height="0.495cm" svg:x="7.114cm" svg:y="14.2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4.219cm" svg:height="0.495cm" svg:x="7.114cm" svg:y="16.3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1" draw:layer="layout" svg:width="2.5cm" svg:height="7.833cm" svg:x="1.5cm" svg:y="7.6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1" draw:layer="layout" svg:width="0.5cm" svg:height="0.5cm" svg:x="4cm" svg:y="8.43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cm" svg:height="0.5cm" svg:x="4cm" svg:y="9.27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cm" svg:height="0.5cm" svg:x="4cm" svg:y="10.105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cm" svg:height="0.5cm" svg:x="4cm" svg:y="10.93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cm" svg:height="0.5cm" svg:x="4cm" svg:y="11.77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cm" svg:height="0.5cm" svg:x="4cm" svg:y="12.605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cm" svg:height="0.5cm" svg:x="4cm" svg:y="13.43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cm" svg:height="0.5cm" svg:x="4cm" svg:y="14.272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5" draw:layer="layout" svg:width="1.912cm" svg:height="0.962cm" svg:x="12cm" svg:y="13.976cm">
          <draw:text-box>
            <text:p>GND</text:p>
          </draw:text-box>
        </draw:frame>
        <draw:frame draw:style-name="gr5" draw:layer="layout" svg:width="2.619cm" svg:height="0.962cm" svg:x="12.047cm" svg:y="12.143cm">
          <draw:text-box>
            <text:p>3V - 5V</text:p>
          </draw:text-box>
        </draw:frame>
        <draw:frame draw:style-name="gr5" draw:layer="layout" svg:width="1.56cm" svg:height="0.962cm" svg:x="12.273cm" svg:y="9.976cm">
          <draw:text-box>
            <text:p>RXI</text:p>
          </draw:text-box>
        </draw:frame>
        <draw:frame draw:style-name="gr5" draw:layer="layout" svg:width="1.81cm" svg:height="0.962cm" svg:x="12.19cm" svg:y="7.976cm">
          <draw:text-box>
            <text:p>TXO</text:p>
          </draw:text-box>
        </draw:frame>
        <draw:line draw:style-name="gr6" draw:text-style-name="P1" draw:layer="layout" svg:x1="14.5cm" svg:y1="8.438cm" svg:x2="15.5cm" svg:y2="8.438cm">
          <text:p/>
        </draw:line>
        <draw:line draw:style-name="gr6" draw:text-style-name="P1" draw:layer="layout" svg:x1="15.479cm" svg:y1="10.461cm" svg:x2="14.479cm" svg:y2="10.461cm">
          <text:p/>
        </draw:line>
        <draw:frame draw:style-name="gr7" draw:text-style-name="P2" draw:layer="layout" svg:width="3.167cm" svg:height="1cm" draw:transform="rotate (-1.5707963267949) translate (3.666cm 11.104cm)">
          <draw:text-box>
            <text:p text:style-name="P2"><text:span text:style-name="T1">Si8642xx</text:span></text:p>
          </draw:text-box>
        </draw:frame>
        <draw:frame draw:style-name="gr8" draw:text-style-name="P3" draw:layer="layout" svg:width="10.833cm" svg:height="2.351cm" svg:x="8.333cm" svg:y="2.149cm">
          <draw:text-box>
            <text:p text:style-name="P3"><text:span text:style-name="T2">Quantracker V1.0 OSD</text:span></text:p>
            <text:p text:style-name="P3"><text:span text:style-name="T2">Serial port pinout</text:span></text:p>
          </draw:text-box>
        </draw:frame>
        <draw:frame draw:style-name="gr5" draw:text-style-name="P4" draw:layer="layout" svg:width="1.874cm" svg:height="0.962cm" svg:x="12.126cm" svg:y="6.105cm">
          <draw:text-box>
            <text:p><text:span text:style-name="T3">RXi1</text:span></text:p>
          </draw:text-box>
        </draw:frame>
        <draw:frame draw:style-name="gr5" draw:text-style-name="P4" draw:layer="layout" svg:width="2.161cm" svg:height="0.962cm" svg:x="11.933cm" svg:y="16.206cm">
          <draw:text-box>
            <text:p text:style-name="P4"><text:span text:style-name="T3">TXO1</text:span></text:p>
          </draw:text-box>
        </draw:frame>
        <draw:line draw:style-name="gr9" draw:text-style-name="P1" draw:layer="layout" svg:x1="15.166cm" svg:y1="6.605cm" svg:x2="14.166cm" svg:y2="6.605cm">
          <text:p/>
        </draw:line>
        <draw:line draw:style-name="gr9" draw:text-style-name="P5" draw:layer="layout" svg:x1="14.5cm" svg:y1="16.605cm" svg:x2="15.5cm" svg:y2="16.605cm">
          <text:p/>
        </draw:line>
        <draw:frame draw:style-name="gr10" draw:layer="layout" svg:width="9cm" svg:height="3.806cm" svg:x="9.833cm" svg:y="17.605cm">
          <draw:text-box>
            <text:p>Note that GND(Black) Pin1 must be swapped with CTS(Brown)Pin2 <text:s/>to use Arduino/MinimOSD connecto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y </meta:initial-creator>
    <meta:creation-date>2015-02-20T09:41:31</meta:creation-date>
    <dc:date>2015-02-20T11:10:53</dc:date>
    <dc:creator>Andy </dc:creator>
    <meta:editing-duration>PT58M54S</meta:editing-duration>
    <meta:editing-cycles>6</meta:editing-cycles>
    <meta:generator>LibreOffice/3.5$Linux_x86 LibreOffice_project/350m1$Build-2</meta:generator>
    <meta:document-statistic meta:object-count="32"/>
  </office:meta>
</office:document-meta>
</file>